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74in" fo:margin-left="0in" fo:margin-top="0in" fo:margin-bottom="0in" table:align="left" style:writing-mode="lr-tb"/>
    </style:style>
    <style:style style:name="Table1.A" style:family="table-column">
      <style:table-column-properties style:column-width="6.56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" style:family="table">
      <style:table-properties style:width="6.0729in" fo:margin-top="0in" fo:margin-bottom="0in" table:align="center" style:writing-mode="lr-tb"/>
    </style:style>
    <style:style style:name="Table2.A" style:family="table-column">
      <style:table-column-properties style:column-width="2.7632in"/>
    </style:style>
    <style:style style:name="Table2.B" style:family="table-column">
      <style:table-column-properties style:column-width="0.5514in"/>
    </style:style>
    <style:style style:name="Table2.E" style:family="table-column">
      <style:table-column-properties style:column-width="0.5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521in" fo:padding-right="0.0486in" fo:padding-top="0in" fo:padding-bottom="0in" fo:border="0.5pt solid #000000"/>
    </style:style>
    <style:style style:name="Table2.B6" style:family="table-cell">
      <style:table-cell-properties fo:background-color="#767171" fo:padding-left="0.0521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Standard">
      <style:text-properties fo:color="#0070c0"/>
    </style:style>
    <style:style style:name="P2" style:family="paragraph" style:parent-style-name="Standard">
      <style:text-properties fo:color="#0070c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70c0" officeooo:rsid="0023bf6b" officeooo:paragraph-rsid="0023bf6b"/>
    </style:style>
    <style:style style:name="P4" style:family="paragraph" style:parent-style-name="Standard">
      <style:text-properties fo:color="#0070c0" officeooo:rsid="002fc403" officeooo:paragraph-rsid="002fc40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eeb1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70c0" fo:font-weight="bold" officeooo:rsid="001a3185" officeooo:paragraph-rsid="001a3185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1ef6ac" officeooo:paragraph-rsid="001ef6ac" style:font-size-asian="10pt" style:font-name-complex="Arial1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27135" officeooo:paragraph-rsid="00227135" style:font-size-asian="10pt" style:font-name-complex="Arial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3b551" officeooo:paragraph-rsid="0023b551" style:font-size-asian="10pt" style:font-name-complex="Arial1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3bf6b" officeooo:paragraph-rsid="0023bf6b" style:font-size-asian="10pt" style:font-name-complex="Arial1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81eb9" officeooo:paragraph-rsid="00281eb9" style:font-size-asian="10pt" style:font-name-complex="Arial1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style:rfc-language-tag="es-ES-u-co-trad" fo:language="es" fo:country="ES" officeooo:rsid="002cfc03" officeooo:paragraph-rsid="002cfc03" style:font-size-asian="10pt" style:font-name-complex="Arial1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style:font-size-asian="10pt" style:font-name-complex="Arial1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0.4543in" style:type="right"/>
        </style:tab-stops>
      </style:paragraph-properties>
      <style:text-properties fo:color="#0070c0" style:font-name="Arial" fo:font-size="10pt" fo:language="en" fo:country="GB" style:font-size-asian="10pt" style:font-name-complex="Arial1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1cb684" officeooo:paragraph-rsid="001cb684" style:font-size-asian="10pt" style:font-name-complex="Arial1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1dd4a3" officeooo:paragraph-rsid="001dd4a3" style:font-size-asian="10pt" style:font-name-complex="Arial1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27135" officeooo:paragraph-rsid="00227135" style:font-size-asian="10pt" style:font-name-complex="Arial1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3b551" officeooo:paragraph-rsid="0023b551" style:font-size-asian="10pt" style:font-name-complex="Arial1"/>
    </style:style>
    <style:style style:name="P21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0.4543in" style:type="right"/>
        </style:tab-stops>
      </style:paragraph-properties>
      <style:text-properties fo:color="#0070c0" style:font-name="Arial" fo:font-size="10pt" fo:language="en" fo:country="GB" officeooo:rsid="0023b551" officeooo:paragraph-rsid="0023b551" style:font-size-asian="10pt" style:font-name-complex="Arial1"/>
    </style:style>
    <style:style style:name="P22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3bf6b" officeooo:paragraph-rsid="0023bf6b" style:font-size-asian="10pt" style:font-name-complex="Arial1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45e63" officeooo:paragraph-rsid="00245e63" style:font-size-asian="10pt" style:font-name-complex="Arial1"/>
    </style:style>
    <style:style style:name="P24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ab302" officeooo:paragraph-rsid="002ab302" style:font-size-asian="10pt" style:font-name-complex="Arial1"/>
    </style:style>
    <style:style style:name="P25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ac6b1" officeooo:paragraph-rsid="002ac6b1" style:font-size-asian="10pt" style:font-name-complex="Arial1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2cfc03" officeooo:paragraph-rsid="002cfc03" style:font-size-asian="10pt" style:font-name-complex="Arial1"/>
    </style:style>
    <style:style style:name="P27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Arial" fo:font-size="10pt" fo:language="en" fo:country="GB" officeooo:rsid="001cb684" officeooo:paragraph-rsid="001cb684" fo:background-color="transparent" style:font-size-asian="10pt" style:font-name-complex="Arial1"/>
    </style:style>
    <style:style style:name="P28" style:family="paragraph" style:parent-style-name="Standard">
      <style:paragraph-properties fo:margin-top="0in" fo:margin-bottom="0in" loext:contextual-spacing="false"/>
      <style:text-properties style:font-name="Arial" fo:font-size="10pt" style:font-size-asian="10pt" style:font-name-complex="Arial1"/>
    </style:style>
    <style:style style:name="P29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language="en" fo:country="GB" style:font-name-complex="Arial1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style:rfc-language-tag="es-ES-u-co-trad" fo:language="es" fo:country="ES" style:font-name-complex="Arial1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2" style:family="paragraph" style:parent-style-name="Standard">
      <style:paragraph-properties fo:margin-top="0in" fo:margin-bottom="0in" loext:contextual-spacing="false" fo:text-align="justify" style:justify-single-word="false"/>
      <style:text-properties fo:color="#ff0000" style:font-name="Arial" fo:font-size="10pt" fo:language="en" fo:country="GB" style:font-size-asian="10pt" style:font-name-complex="Arial1"/>
    </style:style>
    <style:style style:name="P33" style:family="paragraph" style:parent-style-name="Standard">
      <style:paragraph-properties fo:margin-top="0in" fo:margin-bottom="0in" loext:contextual-spacing="false" fo:text-align="justify" style:justify-single-word="false"/>
      <style:text-properties fo:color="#0000ff" style:font-name="Arial" fo:font-size="10pt" fo:language="en" fo:country="GB" style:font-size-asian="10pt" style:font-name-complex="Arial1"/>
    </style:style>
    <style:style style:name="P34" style:family="paragraph" style:parent-style-name="Standard">
      <style:paragraph-properties fo:margin-left="0in" fo:margin-right="0in" fo:text-indent="0.4917in" style:auto-text-indent="false"/>
    </style:style>
    <style:style style:name="P35" style:family="paragraph" style:parent-style-name="Standard">
      <style:paragraph-properties fo:margin-left="0in" fo:margin-right="0in" fo:text-indent="0.4917in" style:auto-text-indent="false"/>
      <style:text-properties fo:color="#0070c0"/>
    </style:style>
    <style:style style:name="P36" style:family="paragraph" style:parent-style-name="Standard">
      <style:paragraph-properties fo:margin-left="0in" fo:margin-right="0in" fo:text-indent="0.4917in" style:auto-text-indent="false"/>
      <style:text-properties officeooo:paragraph-rsid="001b756b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List_20_Paragraph">
      <style:text-properties fo:color="#0070c0"/>
    </style:style>
    <style:style style:name="P39" style:family="paragraph" style:parent-style-name="List_20_Paragraph">
      <style:text-properties fo:color="#0070c0" officeooo:rsid="0031a353" officeooo:paragraph-rsid="0031a353"/>
    </style:style>
    <style:style style:name="P40" style:family="paragraph" style:parent-style-name="List_20_Paragraph">
      <style:text-properties fo:color="#0070c0" officeooo:rsid="0031a353" officeooo:paragraph-rsid="0032b660"/>
    </style:style>
    <style:style style:name="P41" style:family="paragraph" style:parent-style-name="List_20_Paragraph">
      <style:text-properties fo:color="#0070c0" officeooo:rsid="0031a353" officeooo:paragraph-rsid="0036433c"/>
    </style:style>
    <style:style style:name="P42" style:family="paragraph" style:parent-style-name="List_20_Paragraph">
      <style:text-properties fo:color="#0070c0" officeooo:rsid="0032b660" officeooo:paragraph-rsid="0032b660"/>
    </style:style>
    <style:style style:name="P43" style:family="paragraph" style:parent-style-name="List_20_Paragraph">
      <style:text-properties fo:color="#0070c0" officeooo:rsid="0036433c" officeooo:paragraph-rsid="0036433c"/>
    </style:style>
    <style:style style:name="P44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fo:font-size="10pt" style:font-size-asian="10pt"/>
    </style:style>
    <style:style style:name="P45" style:family="paragraph" style:parent-style-name="Footnote">
      <style:paragraph-properties fo:text-align="center" style:justify-single-word="false"/>
      <style:text-properties style:font-name="Arial" fo:font-size="11pt" style:rfc-language-tag="es-ES-u-co-trad" fo:language="es" fo:country="ES" style:font-size-asian="11pt" style:font-name-complex="Arial1" style:font-size-complex="12pt"/>
    </style:style>
    <style:style style:name="P46" style:family="paragraph" style:parent-style-name="Footnote">
      <style:paragraph-properties fo:text-align="center" style:justify-single-word="false"/>
      <style:text-properties style:font-name="Arial" fo:font-size="11pt" fo:language="en" fo:country="GB" style:font-size-asian="11pt" style:font-name-complex="Arial1" style:font-size-complex="12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48" style:family="paragraph" style:parent-style-name="List_20_Paragraph" style:list-style-name="WWNum1">
      <style:text-properties fo:font-weight="bold" style:font-weight-asian="bold" style:font-weight-complex="bold"/>
    </style:style>
    <style:style style:name="P49" style:family="paragraph" style:parent-style-name="List_20_Paragraph">
      <style:text-properties fo:color="#0070c0" officeooo:rsid="0036433c" officeooo:paragraph-rsid="0036433c"/>
    </style:style>
    <style:style style:name="P50" style:family="paragraph" style:parent-style-name="List_20_Paragraph">
      <style:text-properties fo:color="#0070c0" officeooo:rsid="0032b660"/>
    </style:style>
    <style:style style:name="P51" style:family="paragraph">
      <loext:graphic-properties draw:fill="none"/>
    </style:style>
    <style:style style:name="P52" style:family="paragraph">
      <loext:graphic-properties draw:fill="solid" draw:fill-color="#d9e2f3"/>
      <style:paragraph-properties fo:text-align="center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loext:graphic-properties draw:fill="solid" draw:fill-color="#4472c4"/>
      <style:paragraph-properties fo:text-align="center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solid" draw:fill-color="#c5e0b3"/>
    </style:style>
    <style:style style:name="P5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0"/>
    </style:style>
    <style:style style:name="T3" style:family="text">
      <style:text-properties fo:color="#0070c0" officeooo:rsid="001b756b"/>
    </style:style>
    <style:style style:name="T4" style:family="text">
      <style:text-properties fo:color="#0070c0" officeooo:rsid="001cb684"/>
    </style:style>
    <style:style style:name="T5" style:family="text">
      <style:text-properties fo:color="#0070c0" officeooo:rsid="00214472"/>
    </style:style>
    <style:style style:name="T6" style:family="text">
      <style:text-properties fo:color="#0070c0" officeooo:rsid="00226095"/>
    </style:style>
    <style:style style:name="T7" style:family="text">
      <style:text-properties fo:color="#0070c0" officeooo:rsid="00227135"/>
    </style:style>
    <style:style style:name="T8" style:family="text">
      <style:text-properties fo:color="#0070c0" officeooo:rsid="0023b551"/>
    </style:style>
    <style:style style:name="T9" style:family="text">
      <style:text-properties fo:color="#0070c0" officeooo:rsid="0023bf6b"/>
    </style:style>
    <style:style style:name="T10" style:family="text">
      <style:text-properties fo:color="#0070c0" officeooo:rsid="00245e63"/>
    </style:style>
    <style:style style:name="T11" style:family="text">
      <style:text-properties fo:color="#0070c0" officeooo:rsid="002ba07b"/>
    </style:style>
    <style:style style:name="T12" style:family="text">
      <style:text-properties fo:color="#0070c0" officeooo:rsid="0032b660"/>
    </style:style>
    <style:style style:name="T13" style:family="text">
      <style:text-properties style:font-name="Arial" fo:font-size="10pt" style:rfc-language-tag="es-ES-u-co-trad" fo:language="es" fo:country="ES" style:font-size-asian="10pt" style:font-name-complex="Arial1"/>
    </style:style>
    <style:style style:name="T14" style:family="text">
      <style:text-properties style:font-name="Arial" fo:font-size="9pt" style:rfc-language-tag="es-ES-u-co-trad" fo:language="es" fo:country="ES" style:font-size-asian="9pt" style:font-name-complex="Arial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23b551"/>
    </style:style>
    <style:style style:name="T19" style:family="text">
      <style:text-properties officeooo:rsid="00245e63"/>
    </style:style>
    <style:style style:name="T20" style:family="text">
      <style:text-properties officeooo:rsid="002ac6b1"/>
    </style:style>
    <style:style style:name="T21" style:family="text">
      <style:text-properties officeooo:rsid="002cfc03"/>
    </style:style>
    <style:style style:name="T22" style:family="text">
      <style:text-properties officeooo:rsid="002eeb1d"/>
    </style:style>
    <style:style style:name="T23" style:family="text">
      <style:text-properties officeooo:rsid="0031a353"/>
    </style:style>
    <style:style style:name="T24" style:family="text">
      <style:text-properties officeooo:rsid="0032b660"/>
    </style:style>
    <style:style style:name="T25" style:family="text">
      <style:text-properties officeooo:rsid="00348690"/>
    </style:style>
    <style:style style:name="T26" style:family="text">
      <style:text-properties officeooo:rsid="003937d8"/>
    </style:style>
    <style:style style:name="T27" style:family="text">
      <style:text-properties fo:color="#7030a0"/>
    </style:style>
    <style:style style:name="T28" style:family="text">
      <style:text-properties fo:color="#00b050"/>
    </style:style>
    <style:style style:name="T29" style:family="text">
      <style:text-properties fo:color="#c00000"/>
    </style:style>
    <style:style style:name="T30" style:family="text">
      <style:text-properties fo:color="#806000"/>
    </style:style>
    <style:style style:name="T31" style:family="text">
      <style:text-properties fo:color="#538135"/>
    </style:style>
    <style:style style:name="T32" style:family="text">
      <style:text-properties fo:font-size="12pt"/>
    </style:style>
    <style:style style:name="T33" style:family="text">
      <style:text-properties fo:color="#525252"/>
    </style:style>
    <style:style style:name="T34" style:family="text">
      <style:text-properties style:font-name="Calibri" style:font-name-asian="Calibri1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fo:min-height="0in" fo:min-width="0i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138in" svg:stroke-color="#1f3763" draw:stroke-linejoin="round" draw:fill="solid" draw:fill-color="#d9e2f3" draw:textarea-horizontal-align="center" draw:textarea-vertical-align="middle" fo:padding-top="0.0071in" fo:padding-bottom="0.0071in" fo:padding-left="0.0071in" fo:padding-right="0.0071in" style:run-through="background"/>
    </style:style>
    <style:style style:name="gr5" style:family="graphic">
      <style:graphic-properties draw:stroke="solid" svg:stroke-width="0.0138in" svg:stroke-color="#2f528f" draw:stroke-linejoin="miter" draw:fill="solid" draw:fill-color="#ffffff" draw:textarea-horizontal-align="center" draw:textarea-vertical-align="top" fo:padding-top="0.0071in" fo:padding-bottom="0.0071in" fo:padding-left="0.0071in" fo:padding-right="0.0071in" style:run-through="background"/>
    </style:style>
    <style:style style:name="gr6" style:family="graphic">
      <style:graphic-properties draw:stroke="none" svg:stroke-width="0in" draw:fill="none" draw:textarea-vertical-align="middle" fo:min-height="0in" fo:min-width="0in" fo:padding-top="0in" fo:padding-bottom="0in" fo:padding-left="0in" fo:padding-right="0in" style:run-through="background"/>
    </style:style>
    <style:style style:name="gr7" style:family="graphic">
      <style:graphic-properties draw:stroke="solid" svg:stroke-width="0.0138in" svg:stroke-color="#1f3763" draw:stroke-linejoin="miter" draw:fill="solid" draw:fill-color="#4472c4" draw:textarea-horizontal-align="center" draw:textarea-vertical-align="middle" fo:padding-top="0.0071in" fo:padding-bottom="0.0071in" fo:padding-left="0.0071in" fo:padding-right="0.0071in" style:run-through="background"/>
    </style:style>
    <style:style style:name="gr8" style:family="graphic">
      <style:graphic-properties draw:stroke="solid" svg:stroke-width="0.0071in" svg:stroke-color="#4472c4" draw:stroke-linejoin="miter" draw:fill="solid" draw:fill-color="#ffffff" draw:textarea-horizontal-align="center" draw:textarea-vertical-align="top" fo:padding-top="0.0035in" fo:padding-bottom="0.0035in" fo:padding-left="0.0035in" fo:padding-right="0.0035in" style:run-through="background"/>
    </style:style>
    <style:style style:name="gr9" style:family="graphic">
      <style:graphic-properties draw:stroke="solid" svg:stroke-width="0.0138in" svg:stroke-color="#7030a0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0" style:family="graphic">
      <style:graphic-properties draw:stroke="none" svg:stroke-width="0in" draw:fill="none" draw:textarea-vertical-align="middle" fo:min-height="0in" fo:min-width="0in" fo:padding-top="0in" fo:padding-bottom="0in" fo:padding-left="0in" fo:padding-right="0in" style:run-through="background"/>
    </style:style>
    <style:style style:name="gr11" style:family="graphic">
      <style:graphic-properties draw:stroke="solid" svg:stroke-width="0.0071in" svg:stroke-color="#ff0000" draw:stroke-linejoin="miter" draw:fill="none" draw:textarea-vertical-align="middle" fo:min-height="0in" fo:min-width="0in" fo:padding-top="0.0398in" fo:padding-bottom="0.0398in" fo:padding-left="0.0984in" fo:padding-right="0.0398in" style:run-through="background"/>
    </style:style>
    <style:style style:name="gr12" style:family="graphic">
      <style:graphic-properties draw:stroke="solid" svg:stroke-width="0.0138in" svg:stroke-color="#00b050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3" style:family="graphic">
      <style:graphic-properties draw:stroke="solid" svg:stroke-width="0.0138in" svg:stroke-color="#1f3763" draw:stroke-linejoin="round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4" style:family="graphic">
      <style:graphic-properties draw:stroke="solid" svg:stroke-width="0.0138in" svg:stroke-color="#4472c4" draw:stroke-linejoin="miter" draw:fill="solid" draw:fill-color="#ffffff" draw:textarea-horizontal-align="center" draw:textarea-vertical-align="top" fo:padding-top="0.0071in" fo:padding-bottom="0.0071in" fo:padding-left="0.0071in" fo:padding-right="0.0071in" style:run-through="background"/>
    </style:style>
    <style:style style:name="gr15" style:family="graphic">
      <style:graphic-properties draw:stroke="solid" svg:stroke-width="0.0138in" svg:stroke-color="#1f3763" draw:stroke-linejoin="miter" draw:fill="solid" draw:fill-color="#c5e0b3" draw:textarea-vertical-align="middle" fo:min-height="0in" fo:min-width="0in" fo:padding-top="0.0071in" fo:padding-bottom="0.0071in" fo:padding-left="0.0071in" fo:padding-right="0.0071in" style:run-through="background"/>
    </style:style>
    <style:style style:name="gr16" style:family="graphic">
      <style:graphic-properties draw:stroke="solid" svg:stroke-width="0.0209in" svg:stroke-color="#4472c4" draw:stroke-linejoin="miter" draw:fill="solid" draw:fill-color="#ffffff" draw:textarea-horizontal-align="center" draw:textarea-vertical-align="top" fo:padding-top="0.0102in" fo:padding-bottom="0.0102in" fo:padding-left="0.0102in" fo:padding-right="0.0102in" style:run-through="background"/>
    </style:style>
    <style:style style:name="gr17" style:family="graphic">
      <style:graphic-properties draw:stroke="solid" svg:stroke-width="0.0138in" svg:stroke-color="#1f3763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8" style:family="graphic">
      <style:graphic-properties draw:stroke="solid" svg:stroke-width="0.0138in" svg:stroke-color="#c00000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19" style:family="graphic">
      <style:graphic-properties draw:stroke="solid" svg:stroke-width="0.0138in" svg:stroke-color="#c00000" draw:marker-start="msArrowEnd_20_5" draw:marker-start-width="0.0827in" draw:marker-start-center="false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20" style:family="graphic">
      <style:graphic-properties draw:stroke="solid" svg:stroke-width="0.0138in" svg:stroke-color="#538135" draw:marker-end="msArrowEnd_20_5" draw:marker-end-width="0.0827in" draw:marker-end-center="false" draw:stroke-linejoin="miter" draw:fill="none" draw:textarea-horizontal-align="center" draw:textarea-vertical-align="middle" fo:padding-top="0.0071in" fo:padding-bottom="0.0071in" fo:padding-left="0.0071in" fo:padding-right="0.0071in" style:run-through="background"/>
    </style:style>
    <style:style style:name="gr21" style:family="graphic">
      <style:graphic-properties draw:stroke="dash" draw:stroke-dash="Dashed_20__28_var_29__20_4" svg:stroke-width="0in" svg:stroke-color="#000000" draw:stroke-linejoin="miter" draw:fill="solid" draw:fill-color="#ffffff" draw:textarea-horizontal-align="center" draw:textarea-vertical-align="top" style:run-through="background"/>
    </style:style>
    <style:style style:name="gr22" style:family="graphic">
      <style:graphic-properties draw:stroke="dash" draw:stroke-dash="Dashed_20__28_var_29__20_4" svg:stroke-width="0in" svg:stroke-color="#4472c4" draw:stroke-linejoin="miter" draw:fill="solid" draw:fill-color="#ffffff" draw:textarea-horizontal-align="center" draw:textarea-vertical-align="top" style:run-through="background"/>
    </style:style>
    <style:style style:name="gr23" style:family="graphic">
      <style:graphic-properties draw:stroke="solid" svg:stroke-width="0in" svg:stroke-color="#000000" draw:stroke-linejoin="miter" draw:fill="solid" draw:fill-color="#ffffff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 text:name="_GoBack"/>Laboratorio de DIE / DPySE</text:p>
      <text:p text:style-name="Standard"/>
      <text:p text:style-name="P6">HOJA DE RESPUESTAS – PRÁCTICA 3</text:p>
      <text:p text:style-name="P5">Nombres y apellidos y de los alumno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Francisco Alcudia Diaz</text:p>
          </table:table-cell>
        </table:table-row>
        <table:table-row table:style-name="Table1.1">
          <table:table-cell table:style-name="Table1.A2" office:value-type="string">
            <text:p text:style-name="P8">Toma<text:span text:style-name="T26">s</text:span> Higuera Viso</text:p>
          </table:table-cell>
        </table:table-row>
      </table:table>
      <text:p text:style-name="P5"/>
      <text:p text:style-name="Standard"/>
      <text:p text:style-name="P2">Tabla de resultados (a rellenar durante la ejecución de los diversos ejercicios):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5">Ej. 1</text:p>
          </table:table-cell>
          <table:table-cell table:style-name="Table2.A1" office:value-type="string">
            <text:p text:style-name="P46">Ej. 3a</text:p>
          </table:table-cell>
          <table:table-cell table:style-name="Table2.A1" office:value-type="string">
            <text:p text:style-name="P29">Ej. 3b</text:p>
          </table:table-cell>
          <table:table-cell table:style-name="Table2.A1" office:value-type="string">
            <text:p text:style-name="P29">Ej. 3c</text:p>
          </table:table-cell>
          <table:table-cell table:style-name="Table2.A1" office:value-type="string">
            <text:p text:style-name="P29">Ej. 4a</text:p>
          </table:table-cell>
          <table:table-cell table:style-name="Table2.A1" office:value-type="string">
            <text:p text:style-name="P30">Ej. 4b</text:p>
          </table:table-cell>
        </table:table-row>
        <table:table-row table:style-name="Table2.1">
          <table:table-cell table:style-name="Table2.A1" office:value-type="string">
            <text:p text:style-name="P31"><text:span text:style-name="T13">Latencia </text:span><text:span text:style-name="T14">(retardo entrada-salida), </text:span><text:span text:style-name="T13">en ciclos [1]</text:span>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4">5</text:p>
          </table:table-cell>
        </table:table-row>
        <table:table-row table:style-name="Table2.1">
          <table:table-cell table:style-name="Table2.A1" office:value-type="string">
            <text:p text:style-name="P32">Total Number of LUTs</text:p>
          </table:table-cell>
          <table:table-cell table:style-name="Table2.A1" office:value-type="string">
            <text:p text:style-name="P17">98</text:p>
          </table:table-cell>
          <table:table-cell table:style-name="Table2.A1" office:value-type="string">
            <text:p text:style-name="P19">98</text:p>
          </table:table-cell>
          <table:table-cell table:style-name="Table2.A1" office:value-type="string">
            <text:p text:style-name="P11">141</text:p>
          </table:table-cell>
          <table:table-cell table:style-name="Table2.A1" office:value-type="string">
            <text:p text:style-name="P22">146</text:p>
          </table:table-cell>
          <table:table-cell table:style-name="Table2.A1" office:value-type="string">
            <text:p text:style-name="P24">126</text:p>
          </table:table-cell>
          <table:table-cell table:style-name="Table2.A1" office:value-type="string">
            <text:p text:style-name="P26">130</text:p>
          </table:table-cell>
        </table:table-row>
        <table:table-row table:style-name="Table2.1">
          <table:table-cell table:style-name="Table2.A1" office:value-type="string">
            <text:p text:style-name="P32">Slices (Slice-L + Slice-M)</text:p>
          </table:table-cell>
          <table:table-cell table:style-name="Table2.A1" office:value-type="string">
            <text:p text:style-name="P17">74</text:p>
          </table:table-cell>
          <table:table-cell table:style-name="Table2.A1" office:value-type="string">
            <text:p text:style-name="P20">76</text:p>
          </table:table-cell>
          <table:table-cell table:style-name="Table2.A1" office:value-type="string">
            <text:p text:style-name="P20">80</text:p>
          </table:table-cell>
          <table:table-cell table:style-name="Table2.A1" office:value-type="string">
            <text:p text:style-name="P22">64</text:p>
          </table:table-cell>
          <table:table-cell table:style-name="Table2.A1" office:value-type="string">
            <text:p text:style-name="P24">76</text:p>
          </table:table-cell>
          <table:table-cell table:style-name="Table2.A1" office:value-type="string">
            <text:p text:style-name="P26">75</text:p>
          </table:table-cell>
        </table:table-row>
        <table:table-row table:style-name="Table2.1">
          <table:table-cell table:style-name="Table2.A1" office:value-type="string">
            <text:p text:style-name="P32">Number of Flip-Flops (total)</text:p>
          </table:table-cell>
          <table:table-cell table:style-name="Table2.A1" office:value-type="string">
            <text:p text:style-name="P27">146</text:p>
          </table:table-cell>
          <table:table-cell table:style-name="Table2.A1" office:value-type="string">
            <text:p text:style-name="P19">146</text:p>
          </table:table-cell>
          <table:table-cell table:style-name="Table2.A1" office:value-type="string">
            <text:p text:style-name="P20">146</text:p>
          </table:table-cell>
          <table:table-cell table:style-name="Table2.A1" office:value-type="string">
            <text:p text:style-name="P23">146</text:p>
          </table:table-cell>
          <table:table-cell table:style-name="Table2.A1" office:value-type="string">
            <text:p text:style-name="P24">183</text:p>
          </table:table-cell>
          <table:table-cell table:style-name="Table2.A1" office:value-type="string">
            <text:p text:style-name="P26">272</text:p>
          </table:table-cell>
        </table:table-row>
        <table:table-row table:style-name="Table2.1">
          <table:table-cell table:style-name="Table2.A1" office:value-type="string">
            <text:p text:style-name="P32">Number of Flip-Flops (slice FF)</text:p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A1" office:value-type="string">
            <text:p text:style-name="P22">129</text:p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32">Number of Flip-Flops (IOB FF)</text:p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A1" office:value-type="string">
            <text:p text:style-name="P22">17</text:p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32">Number of I/O pins</text:p>
          </table:table-cell>
          <table:table-cell table:style-name="Table2.A1" office:value-type="string">
            <text:p text:style-name="P17">147</text:p>
          </table:table-cell>
          <table:table-cell table:style-name="Table2.A1" office:value-type="string">
            <text:p text:style-name="P19">147</text:p>
          </table:table-cell>
          <table:table-cell table:style-name="Table2.A1" office:value-type="string">
            <text:p text:style-name="P20">147</text:p>
          </table:table-cell>
          <table:table-cell table:style-name="Table2.A1" office:value-type="string">
            <text:p text:style-name="P23">147</text:p>
          </table:table-cell>
          <table:table-cell table:style-name="Table2.A1" office:value-type="string">
            <text:p text:style-name="P24">147</text:p>
          </table:table-cell>
          <table:table-cell table:style-name="Table2.A1" office:value-type="string">
            <text:p text:style-name="P26">147</text:p>
          </table:table-cell>
        </table:table-row>
        <table:table-row table:style-name="Table2.1">
          <table:table-cell table:style-name="Table2.A1" office:value-type="string">
            <text:p text:style-name="P33">Period Requirement (ns)</text:p>
          </table:table-cell>
          <table:table-cell table:style-name="Table2.A1" office:value-type="string">
            <text:p text:style-name="P18">20</text:p>
          </table:table-cell>
          <table:table-cell table:style-name="Table2.A1" office:value-type="string">
            <text:p text:style-name="P20">12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3">8</text:p>
          </table:table-cell>
          <table:table-cell table:style-name="Table2.A1" office:value-type="string">
            <text:p text:style-name="P25">8</text:p>
          </table:table-cell>
          <table:table-cell table:style-name="Table2.A1" office:value-type="string">
            <text:p text:style-name="P26">8</text:p>
          </table:table-cell>
        </table:table-row>
        <table:table-row table:style-name="Table2.1">
          <table:table-cell table:style-name="Table2.A1" office:value-type="string">
            <text:p text:style-name="P33">Worst Negative Slack (WNS) (ns)</text:p>
          </table:table-cell>
          <table:table-cell table:style-name="Table2.A1" office:value-type="string">
            <text:p text:style-name="P18">8.201</text:p>
          </table:table-cell>
          <table:table-cell table:style-name="Table2.A1" office:value-type="string">
            <text:p text:style-name="P20">0.429</text:p>
          </table:table-cell>
          <table:table-cell table:style-name="Table2.A1" office:value-type="string">
            <text:p text:style-name="P15">-<text:span text:style-name="T18">2.957</text:span></text:p>
          </table:table-cell>
          <table:table-cell table:style-name="Table2.A1" office:value-type="string">
            <text:p text:style-name="P15">-<text:span text:style-name="T19">2.856</text:span></text:p>
          </table:table-cell>
          <table:table-cell table:style-name="Table2.A1" office:value-type="string">
            <text:p text:style-name="P24">1.862</text:p>
          </table:table-cell>
          <table:table-cell table:style-name="Table2.A1" office:value-type="string">
            <text:p text:style-name="P26">4.109</text:p>
          </table:table-cell>
        </table:table-row>
        <table:table-row table:style-name="Table2.1">
          <table:table-cell table:style-name="Table2.A1" office:value-type="string">
            <text:p text:style-name="P33">Data Path Delay (ns) [2]</text:p>
          </table:table-cell>
          <table:table-cell table:style-name="Table2.A1" office:value-type="string">
            <text:p text:style-name="P18">11.808</text:p>
          </table:table-cell>
          <table:table-cell table:style-name="Table2.A1" office:value-type="string">
            <text:p text:style-name="P20">5.734</text:p>
          </table:table-cell>
          <table:table-cell table:style-name="Table2.A1" office:value-type="string">
            <text:p text:style-name="P20">5.125</text:p>
          </table:table-cell>
          <table:table-cell table:style-name="Table2.A1" office:value-type="string">
            <text:p text:style-name="P23">9.908</text:p>
          </table:table-cell>
          <table:table-cell table:style-name="Table2.A1" office:value-type="string">
            <text:p text:style-name="P25">6.068</text:p>
          </table:table-cell>
          <table:table-cell table:style-name="Table2.A1" office:value-type="string">
            <text:p text:style-name="P26">3.908</text:p>
          </table:table-cell>
        </table:table-row>
        <table:table-row table:style-name="Table2.1">
          <table:table-cell table:style-name="Table2.A1" office:value-type="string">
            <text:p text:style-name="P33">Levels of logic in data path [2]</text:p>
          </table:table-cell>
          <table:table-cell table:style-name="Table2.A1" office:value-type="string">
            <text:p text:style-name="P18">18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3">15</text:p>
          </table:table-cell>
          <table:table-cell table:style-name="Table2.A1" office:value-type="string">
            <text:p text:style-name="P25">13</text:p>
          </table:table-cell>
          <table:table-cell table:style-name="Table2.A1" office:value-type="string">
            <text:p text:style-name="P26">7</text:p>
          </table:table-cell>
        </table:table-row>
        <table:table-row table:style-name="Table2.1">
          <table:table-cell table:style-name="Table2.A1" office:value-type="string">
            <text:p text:style-name="P33">Time used for logic in data path (%) [2]</text:p>
          </table:table-cell>
          <table:table-cell table:style-name="Table2.A1" office:value-type="string">
            <text:p text:style-name="P18">43.054</text:p>
          </table:table-cell>
          <table:table-cell table:style-name="Table2.A1" office:value-type="string">
            <text:p text:style-name="P20">56.211</text:p>
          </table:table-cell>
          <table:table-cell table:style-name="Table2.A1" office:value-type="string">
            <text:p text:style-name="P20">62.651</text:p>
          </table:table-cell>
          <table:table-cell table:style-name="Table2.A1" office:value-type="string">
            <text:p text:style-name="P23">45.659</text:p>
          </table:table-cell>
          <table:table-cell table:style-name="Table2.A1" office:value-type="string">
            <text:p text:style-name="P25">59.266</text:p>
          </table:table-cell>
          <table:table-cell table:style-name="Table2.A1" office:value-type="string">
            <text:p text:style-name="P26">50.254</text:p>
          </table:table-cell>
        </table:table-row>
        <table:table-row table:style-name="Table2.1">
          <table:table-cell table:style-name="Table2.A1" office:value-type="string">
            <text:p text:style-name="P33">Time used for routing in data path (%) [2]</text:p>
          </table:table-cell>
          <table:table-cell table:style-name="Table2.A1" office:value-type="string">
            <text:p text:style-name="P18">56.946</text:p>
          </table:table-cell>
          <table:table-cell table:style-name="Table2.A1" office:value-type="string">
            <text:p text:style-name="P21">43.789</text:p>
          </table:table-cell>
          <table:table-cell table:style-name="Table2.A1" office:value-type="string">
            <text:p text:style-name="P20">37.349</text:p>
          </table:table-cell>
          <table:table-cell table:style-name="Table2.A1" office:value-type="string">
            <text:p text:style-name="P23">54.341</text:p>
          </table:table-cell>
          <table:table-cell table:style-name="Table2.A1" office:value-type="string">
            <text:p text:style-name="P25">40.734</text:p>
          </table:table-cell>
          <table:table-cell table:style-name="Table2.A1" office:value-type="string">
            <text:p text:style-name="P26">49.746</text:p>
          </table:table-cell>
        </table:table-row>
        <table:table-row table:style-name="Table2.1">
          <table:table-cell table:style-name="Table2.A1" office:value-type="string">
            <text:p text:style-name="P33">Clock Path Skew (ns) [2]</text:p>
          </table:table-cell>
          <table:table-cell table:style-name="Table2.A1" office:value-type="string">
            <text:p text:style-name="P18">0.014</text:p>
          </table:table-cell>
          <table:table-cell table:style-name="Table2.A1" office:value-type="string">
            <text:p text:style-name="P16">-<text:span text:style-name="T18">5.302</text:span></text:p>
          </table:table-cell>
          <table:table-cell table:style-name="Table2.A1" office:value-type="string">
            <text:p text:style-name="P15">-<text:span text:style-name="T18">5.297</text:span></text:p>
          </table:table-cell>
          <table:table-cell table:style-name="Table2.A1" office:value-type="string">
            <text:p text:style-name="P15">-<text:span text:style-name="T19">0.079</text:span></text:p>
          </table:table-cell>
          <table:table-cell table:style-name="Table2.A1" office:value-type="string">
            <text:p text:style-name="P15">-<text:span text:style-name="T20">0.064</text:span></text:p>
          </table:table-cell>
          <table:table-cell table:style-name="Table2.A1" office:value-type="string">
            <text:p text:style-name="P15">-<text:span text:style-name="T21">0.029</text:span></text:p>
          </table:table-cell>
        </table:table-row>
      </table:table>
      <text:p text:style-name="P44">[1] No dar el tiempo en ns, sino el número de flancos activos de reloj que tienen que ocurrir entre el momento en que se presenta una entrada y el momento en que está disponible la salida correspondiente.</text:p>
      <text:p text:style-name="P44">[2] En la ruta crítica.</text:p>
      <text:p text:style-name="Standard"/>
      <text:p text:style-name="Standard"/>
      <text:p text:style-name="P2">Ejercicio 1:</text:p>
      <text:p text:style-name="P5">Restricciones temporales iniciales - Rellenar los siguientes dos valores:</text:p>
      <text:p text:style-name="P36">Periodo objetivo inicial (ns): <text:s text:c="12"/><text:span text:style-name="T3">20</text:span><text:span text:style-name="T2"> <text:s text:c="10"/></text:span></text:p>
      <text:p text:style-name="P34">Frecuencia objetivo inicial (MHz):<text:span text:style-name="T2"> <text:s text:c="2"/></text:span><text:span text:style-name="T4">50</text:span></text:p>
      <text:p text:style-name="Standard"/>
      <text:p text:style-name="P37"/>
      <text:p text:style-name="P5">Esquema de tiempos en el peor path entre flip-flops - Rellenar los recuadros de este esquema:</text:p>
      <text:p text:style-name="Standard">(todos los tiempos a rellenar en nanosegundos)</text:p>
      <text:p text:style-name="Standard"><draw:g text:anchor-type="as-char" svg:y="-7.9866in" draw:z-index="0" draw:name="Lienzo 1" draw:style-name="gr1"><draw:custom-shape draw:style-name="gr2" draw:text-style-name="P51" svg:width="6.6862in" svg:height="9.0642in" svg:x="0in" svg:y="0in"><text:p/><draw:enhanced-geometry draw:type="mso-spt75"/></draw:custom-shape><draw:g draw:name="Grupo 10" draw:style-name="gr3"><draw:g draw:name="Grupo 6" draw:style-name="gr3"><draw:rect draw:name="Rectángulo 2" draw:style-name="gr4" draw:text-style-name="P52" svg:width="0.563in" svg:height="0.9378in" svg:x="1.939in" svg:y="0.2846in"><text:p/></draw:rect><draw:g draw:name="Grupo 5" draw:style-name="gr3"><draw:line draw:name="Conector recto 3" draw:style-name="gr5" draw:text-style-name="P53" svg:x1="1.9484in" svg:y1="0.9902in" svg:x2="2.0528in" svg:y2="1.0839in"><text:p/></draw:line><draw:line draw:name="Conector recto 4" draw:style-name="gr5" draw:text-style-name="P53" svg:x1="1.939in" svg:y1="1.0756in" svg:x2="2.0433in" svg:y2="1.1693in"><text:p/></draw:line></draw:g></draw:g><draw:custom-shape draw:name="Cuadro de texto 7" draw:style-name="gr6" draw:text-style-name="P51" svg:width="0.0016in" svg:height="0.3748in" svg:x="2.0425in" svg:y="0.298in"><text:p/><draw:enhanced-geometry svg:viewBox="0 0 21600 21600" draw:type="mso-spt202" draw:enhanced-path="M 0 0 L 21600 0 21600 21600 0 21600 0 0 Z N"/></draw:custom-shape><draw:custom-shape draw:name="Cuadro de texto 9" draw:style-name="gr6" draw:text-style-name="P51" svg:width="0.0016in" svg:height="0.3748in" svg:x="2.4in" svg:y="0.298in"><text:p/><draw:enhanced-geometry svg:viewBox="0 0 21600 21600" draw:type="mso-spt202" draw:enhanced-path="M 0 0 L 21600 0 21600 21600 0 21600 0 0 Z N"/></draw:custom-shape></draw:g><draw:g draw:name="Grupo 11" draw:style-name="gr3"><draw:g draw:name="Grupo 12" draw:style-name="gr3"><draw:rect draw:name="Rectángulo 15" draw:style-name="gr4" draw:text-style-name="P52" svg:width="0.563in" svg:height="0.9378in" svg:x="4.8827in" svg:y="0.3402in"><text:p/></draw:rect><draw:g draw:name="Grupo 16" draw:style-name="gr3"><draw:line draw:name="Conector recto 17" draw:style-name="gr5" draw:text-style-name="P53" svg:x1="4.8925in" svg:y1="1.0457in" svg:x2="4.9969in" svg:y2="1.1394in"><text:p/></draw:line><draw:line draw:name="Conector recto 18" draw:style-name="gr5" draw:text-style-name="P53" svg:x1="4.8827in" svg:y1="1.1311in" svg:x2="4.987in" svg:y2="1.2248in"><text:p/></draw:line></draw:g></draw:g><draw:custom-shape draw:name="Cuadro de texto 13" draw:style-name="gr6" draw:text-style-name="P51" svg:width="0.0016in" svg:height="0.3748in" svg:x="4.9862in" svg:y="0.3543in"><text:p/><draw:enhanced-geometry svg:viewBox="0 0 21600 21600" draw:type="mso-spt202" draw:enhanced-path="M 0 0 L 21600 0 21600 21600 0 21600 0 0 Z N"/></draw:custom-shape><draw:custom-shape draw:name="Cuadro de texto 14" draw:style-name="gr6" draw:text-style-name="P51" svg:width="0.0016in" svg:height="0.3748in" svg:x="5.3445in" svg:y="0.3543in"><text:p/><draw:enhanced-geometry svg:viewBox="0 0 21600 21600" draw:type="mso-spt202" draw:enhanced-path="M 0 0 L 21600 0 21600 21600 0 21600 0 0 Z N"/></draw:custom-shape></draw:g><draw:path draw:name="Nube 19" draw:style-name="gr7" draw:text-style-name="P54" svg:width="0.7992in" svg:height="0.576in" draw:transform="rotate (-3.14159265358979) translate (3.98670218475207in 0.765953941196179in)" svg:viewBox="0 0 2031 1464" svg:d="M1847 981c12 92-17 185-81 253-102 108-265 132-394 58-78 145-278 175-397 60-30 59-88 100-154 109-74 10-147-19-192-77-65 75-173 100-265 61-70-30-121-92-134-166-81-22-145-82-172-160-19-57-16-119 8-175-59-75-80-173-56-266 31-123 135-215 263-233 0-77 35-149 94-200 90-76 221-86 322-24 33-106 120-187 229-213 129-30 264 22 338 130 174-103 400-45 501 129 99-12 193 49 221 143 20 68 2 141-47 193 70 40 109 118 99 198-11 93-87 166-182 176 0 1-1 3-1 4zM1809 581c42-3 83 7 119 27zM1806 1146c-85-866-68-871-50-873zM1529 1339c-261-1176-250-1157-242-1136zM676 291c2-22 6-43 13-65zM427 691c-95-45-154-139-153-242zM67 948c15-35 39-66 68-91zM229 1284c-2-14-3-28-3-43zM664 1334c-9 20-20 38-35 55zM990 1308c-4 16-10 32-17 47zM1372 1292c-22-13-42-28-61-45zM1836 933c5 16 8 32 11 48z"><text:p/></draw:path><draw:line draw:name="Conector recto 20" draw:style-name="gr8" draw:text-style-name="P53" svg:x1="2.5055in" svg:y1="0.4764in" svg:x2="3.1894in" svg:y2="0.4846in"><text:p/></draw:line><draw:line draw:name="Conector recto 22" draw:style-name="gr8" draw:text-style-name="P53" svg:x1="3.961in" svg:y1="0.4764in" svg:x2="4.8827in" svg:y2="0.5402in"><text:p/></draw:line><draw:path draw:name="Forma libre: forma 27" draw:style-name="gr9" draw:text-style-name="P55" svg:width="0.8177in" svg:height="0.7906in" draw:transform="rotate (-3.14159265358979) translate (2.6235375911382in 1.36653103961583in)" svg:viewBox="0 0 2078 2009" svg:d="M2044 546c44-169 88-338-163-426-250-89-1032-153-1341-102-308 51-433 74-507 406-75 332-7 959 60 1585"><text:p/></draw:path><draw:custom-shape draw:name="Cuadro de texto 29" draw:style-name="gr10" draw:text-style-name="P51" svg:width="1.3051in" svg:height="0.3748in" svg:x="2.8583in" svg:y="1.211in"><text:p><text:span text:style-name="T27">Tiempo de respuesta</text:span></text:p><text:p><text:span text:style-name="T27">del FF:</text:span></text:p><draw:enhanced-geometry svg:viewBox="0 0 21600 21600" draw:type="mso-spt202" draw:enhanced-path="M 0 0 L 21600 0 21600 21600 0 21600 0 0 Z N"/></draw:custom-shape><draw:custom-shape draw:name="Cuadro de texto 30" draw:style-name="gr11" draw:text-style-name="P51" svg:width="0.4886in" svg:height="0.2669in" svg:x="3.452in" svg:y="1.389in"><text:p>0.518</text:p><draw:enhanced-geometry svg:viewBox="0 0 21600 21600" draw:type="mso-spt202" draw:enhanced-path="M 0 0 L 21600 0 21600 21600 0 21600 0 0 Z N"/></draw:custom-shape><draw:path draw:name="Forma libre: forma 31" draw:style-name="gr12" draw:text-style-name="P55" svg:width="3.024in" svg:height="1.3303in" draw:transform="rotate (-3.14159265358979) translate (4.82777777777778in 1.93800441599396in)" svg:viewBox="0 0 7682 3380" svg:d="M7682 1570c-61-303-122-606-549-853-426-248-1226-522-2012-630-786-109-2097-115-2703-21-606 95-616 190-935 590-318 399-728 1355-975 1808-247 454-378 686-508 916"><text:p/></draw:path><draw:custom-shape draw:name="Cuadro de texto 32" draw:style-name="gr10" draw:text-style-name="P51" svg:width="1.9071in" svg:height="0.1878in" svg:x="2.4346in" svg:y="1.9839in"><text:p><text:span text:style-name="T28">Tiempo completo “Data Path”:</text:span></text:p><draw:enhanced-geometry svg:viewBox="0 0 21600 21600" draw:type="mso-spt202" draw:enhanced-path="M 0 0 L 21600 0 21600 21600 0 21600 0 0 Z N"/></draw:custom-shape><draw:custom-shape draw:name="Cuadro de texto 33" draw:style-name="gr11" draw:text-style-name="P51" svg:width="0.5657in" svg:height="0.2669in" svg:x="3.078in" svg:y="2.1807in"><text:p>11.808</text:p><draw:enhanced-geometry svg:viewBox="0 0 21600 21600" draw:type="mso-spt202" draw:enhanced-path="M 0 0 L 21600 0 21600 21600 0 21600 0 0 Z N"/></draw:custom-shape><draw:g draw:name="Grupo 37" draw:style-name="gr3"><draw:rect draw:name="Rectángulo 34" draw:style-name="gr13" draw:text-style-name="P55" svg:width="0.1898in" svg:height="0.2114in" svg:x="0.4984in" svg:y="3.7827in"><text:p/></draw:rect><draw:line draw:name="Conector recto 35" draw:style-name="gr14" draw:text-style-name="P53" svg:x1="0.5098in" svg:y1="3.7984in" svg:x2="0.6732in" svg:y2="3.985in"><text:p/></draw:line><draw:line draw:name="Conector recto 36" draw:style-name="gr14" draw:text-style-name="P53" svg:x1="0.5193in" svg:y1="3.7984in" svg:x2="0.6827in" svg:y2="3.985in"><text:p/></draw:line></draw:g><draw:custom-shape draw:name="Cuadro de texto 38" draw:style-name="gr10" draw:text-style-name="P51" svg:width="0.5614in" svg:height="0.3748in" svg:x="0.4327in" svg:y="4.0382in"><text:p>Clock Pin</text:p><text:p>(Site): </text:p><draw:enhanced-geometry svg:viewBox="0 0 21600 21600" draw:type="mso-spt202" draw:enhanced-path="M 0 0 L 21600 0 21600 21600 0 21600 0 0 Z N"/></draw:custom-shape><draw:custom-shape draw:name="Cuadro de texto 39" draw:style-name="gr11" draw:text-style-name="P51" svg:width="0.374in" svg:height="0.2669in" svg:x="0.7953in" svg:y="4.2453in"><text:p>K19</text:p><draw:enhanced-geometry svg:viewBox="0 0 21600 21600" draw:type="mso-spt202" draw:enhanced-path="M 0 0 L 21600 0 21600 21600 0 21600 0 0 Z N"/></draw:custom-shape><draw:custom-shape draw:name="Triángulo isósceles 40" draw:style-name="gr15" draw:text-style-name="P56" svg:width="0.313in" svg:height="0.2953in" draw:transform="rotate (-1.5707963267949) translate (1.73680555555556in 3.7252023184601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Cuadro de texto 41" draw:style-name="gr10" draw:text-style-name="P51" svg:width="0.2921in" svg:height="0.1878in" svg:x="1.6654in" svg:y="3.539in"><text:p>IBUF</text:p><draw:enhanced-geometry svg:viewBox="0 0 21600 21600" draw:type="mso-spt202" draw:enhanced-path="M 0 0 L 21600 0 21600 21600 0 21600 0 0 Z N"/></draw:custom-shape><draw:custom-shape draw:name="Cuadro de texto 42" draw:style-name="gr10" draw:text-style-name="P51" svg:width="0.7012in" svg:height="0.1878in" svg:x="1.6228in" svg:y="3.9984in"><text:p>IBUF delay:</text:p><draw:enhanced-geometry svg:viewBox="0 0 21600 21600" draw:type="mso-spt202" draw:enhanced-path="M 0 0 L 21600 0 21600 21600 0 21600 0 0 Z N"/></draw:custom-shape><draw:custom-shape draw:name="Cuadro de texto 43" draw:style-name="gr11" draw:text-style-name="P51" svg:width="0.4886in" svg:height="0.2669in" svg:x="2.3689in" svg:y="3.9965in"><text:p>0.938</text:p><draw:enhanced-geometry svg:viewBox="0 0 21600 21600" draw:type="mso-spt202" draw:enhanced-path="M 0 0 L 21600 0 21600 21600 0 21600 0 0 Z N"/></draw:custom-shape><draw:line draw:name="Conector recto 44" draw:style-name="gr16" draw:text-style-name="P53" svg:x1="0.7138in" svg:y1="3.8701in" svg:x2="1.4236in" svg:y2="3.8701in"><text:p/></draw:line><draw:custom-shape draw:name="Triángulo isósceles 45" draw:style-name="gr15" draw:text-style-name="P56" svg:width="0.313in" svg:height="0.2953in" draw:transform="rotate (-1.5707963267949) translate (4.56388888888889in 3.7456419510061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Cuadro de texto 46" draw:style-name="gr10" draw:text-style-name="P51" svg:width="0.3496in" svg:height="0.1878in" svg:x="4.4484in" svg:y="3.5909in"><text:p>BUFG</text:p><draw:enhanced-geometry svg:viewBox="0 0 21600 21600" draw:type="mso-spt202" draw:enhanced-path="M 0 0 L 21600 0 21600 21600 0 21600 0 0 Z N"/></draw:custom-shape><draw:line draw:name="Conector recto 47" draw:style-name="gr16" draw:text-style-name="P53" svg:x1="1.7374in" svg:y1="3.8811in" svg:x2="4.2685in" svg:y2="3.902in"><text:p/></draw:line><draw:custom-shape draw:name="Cuadro de texto 48" draw:style-name="gr10" draw:text-style-name="P51" svg:width="1.4598in" svg:height="0.1878in" svg:x="2.15in" svg:y="3.589in"><text:p>Net delay IBUF -&gt; BUFG</text:p><draw:enhanced-geometry svg:viewBox="0 0 21600 21600" draw:type="mso-spt202" draw:enhanced-path="M 0 0 L 21600 0 21600 21600 0 21600 0 0 Z N"/></draw:custom-shape><draw:custom-shape draw:name="Cuadro de texto 49" draw:style-name="gr11" draw:text-style-name="P51" svg:width="0.4886in" svg:height="0.2669in" svg:x="3.552in" svg:y="3.5in"><text:p>2.205</text:p><draw:enhanced-geometry svg:viewBox="0 0 21600 21600" draw:type="mso-spt202" draw:enhanced-path="M 0 0 L 21600 0 21600 21600 0 21600 0 0 Z N"/></draw:custom-shape><draw:polyline draw:name="Forma libre: forma 50" draw:style-name="gr17" draw:text-style-name="P55" svg:width="4.7079in" svg:height="2.8331in" draw:transform="rotate (-3.14159265358979) translate (5.4375in 3.91709317585302in)" svg:viewBox="0 0 11959 7197" draw:points="2196,0 0,0 450,1614 11959,3704 11933,7197 8890,7171"><text:p/></draw:polyline><draw:polyline draw:name="Forma libre: forma 51" draw:style-name="gr17" draw:text-style-name="P55" svg:width="0.9039in" svg:height="2.7996in" draw:transform="rotate (-3.14159265358979) translate (5.58402777777778in 3.92820428696412in)" svg:viewBox="0 0 2297 7112" draw:points="366,0 0,1402 1768,4491 2297,6706 2236,7092 1788,7112"><text:p/></draw:polyline><draw:path draw:name="Forma libre: forma 52" draw:style-name="gr18" draw:text-style-name="P55" svg:width="1.7031in" svg:height="2.987in" draw:transform="rotate (-3.14159265358979) translate (1.85763888888889in 3.63575021872265in)" svg:viewBox="0 0 4327 7588" svg:d="M3596 0c300 687 600 1375 693 2342 94 968 0 2656-132 3463-132 809-286 1089-659 1386-374 297-1074 379-1585 396-511 16-1165-154-1484-297s-374-352-429-561"><text:p/></draw:path><draw:custom-shape draw:name="Cuadro de texto 53" draw:style-name="gr10" draw:text-style-name="P51" svg:width="1.1122in" svg:height="0.3748in" svg:x="0.5736in" svg:y="0.1047in"><text:p><text:span text:style-name="T29">Source Clock path</text:span></text:p><text:p><text:span text:style-name="T29">Delay:</text:span></text:p><draw:enhanced-geometry svg:viewBox="0 0 21600 21600" draw:type="mso-spt202" draw:enhanced-path="M 0 0 L 21600 0 21600 21600 0 21600 0 0 Z N"/></draw:custom-shape><draw:custom-shape draw:name="Cuadro de texto 54" draw:style-name="gr11" draw:text-style-name="P51" svg:width="0.4886in" svg:height="0.2669in" svg:x="0.8945in" svg:y="0.3165in"><text:p>5.029</text:p><draw:enhanced-geometry svg:viewBox="0 0 21600 21600" draw:type="mso-spt202" draw:enhanced-path="M 0 0 L 21600 0 21600 21600 0 21600 0 0 Z N"/></draw:custom-shape><draw:path draw:name="Forma libre: forma 55" draw:style-name="gr18" draw:text-style-name="P55" svg:width="5.0079in" svg:height="3.513in" draw:transform="rotate (-3.14159265358979) translate (5.76318747297467in 4.68269746179566in)" svg:viewBox="0 0 12721 8924" svg:d="M12721 1901c-298-28-595-56-1222-335-627-280-1094-1099-2540-1342-1446-244-4712-296-6134-120s-1945 543-2396 1174-531 1782-312 2612c220 831 1231 1662 1630 2373s627 1519 767 1894c140 376 100 232 72 360-28 127-134 267-240 407"><text:p/></draw:path><draw:custom-shape draw:name="Cuadro de texto 56" draw:style-name="gr10" draw:text-style-name="P51" svg:width="2.2114in" svg:height="0.3748in" svg:x="4.6417in" svg:y="1.6291in"><text:p><text:span text:style-name="T29">Destination Clock</text:span></text:p><text:p><text:span text:style-name="T29">path Delay (solo hasta pin C del FF):</text:span></text:p><draw:enhanced-geometry svg:viewBox="0 0 21600 21600" draw:type="mso-spt202" draw:enhanced-path="M 0 0 L 21600 0 21600 21600 0 21600 0 0 Z N"/></draw:custom-shape><draw:custom-shape draw:name="Cuadro de texto 57" draw:style-name="gr11" draw:text-style-name="P51" svg:width="0.6315in" svg:height="0.2669in" svg:x="5.5346in" svg:y="2.1465in"><text:p>24.586<text:tab/></text:p><draw:enhanced-geometry svg:viewBox="0 0 21600 21600" draw:type="mso-spt202" draw:enhanced-path="M 0 0 L 21600 0 21600 21600 0 21600 0 0 Z N"/></draw:custom-shape><draw:path draw:name="Forma libre: forma 58" draw:style-name="gr19" draw:text-style-name="P55" svg:width="4.6768in" svg:height="0.3961in" draw:transform="rotate (-3.14159265358979) translate (5.36458333333333in 5.0828801775864in)" svg:viewBox="0 0 11880 1007" svg:d="M11880 875c-578-303-1155-608-2831-740s-5715-198-7223-53c-1508 146-1667 535-1826 925"><text:p/></draw:path><draw:custom-shape draw:name="Cuadro de texto 59" draw:style-name="gr10" draw:text-style-name="P51" svg:width="1.6295in" svg:height="0.1878in" svg:x="1.589in" svg:y="5.1898in"><text:p><text:span text:style-name="T29">Clock Pessimism Removal:</text:span></text:p><draw:enhanced-geometry svg:viewBox="0 0 21600 21600" draw:type="mso-spt202" draw:enhanced-path="M 0 0 L 21600 0 21600 21600 0 21600 0 0 Z N"/></draw:custom-shape><draw:custom-shape draw:name="Cuadro de texto 60" draw:style-name="gr11" draw:text-style-name="P51" svg:width="0.4886in" svg:height="0.2669in" svg:x="3.3571in" svg:y="5.1465in"><text:p>0.457</text:p><draw:enhanced-geometry svg:viewBox="0 0 21600 21600" draw:type="mso-spt202" draw:enhanced-path="M 0 0 L 21600 0 21600 21600 0 21600 0 0 Z N"/></draw:custom-shape><draw:custom-shape draw:name="Cuadro de texto 61" draw:style-name="gr10" draw:text-style-name="P51" svg:width="1.1224in" svg:height="0.1878in" svg:x="4.4874in" svg:y="5.3689in"><text:p><text:span text:style-name="T30">Clock uncertainty:</text:span></text:p><draw:enhanced-geometry svg:viewBox="0 0 21600 21600" draw:type="mso-spt202" draw:enhanced-path="M 0 0 L 21600 0 21600 21600 0 21600 0 0 Z N"/></draw:custom-shape><draw:custom-shape draw:name="Cuadro de texto 62" draw:style-name="gr11" draw:text-style-name="P51" svg:width="0.4886in" svg:height="0.2669in" svg:x="5.6909in" svg:y="5.3339in"><text:p>0.035</text:p><draw:enhanced-geometry svg:viewBox="0 0 21600 21600" draw:type="mso-spt202" draw:enhanced-path="M 0 0 L 21600 0 21600 21600 0 21600 0 0 Z N"/></draw:custom-shape><draw:custom-shape draw:name="Cuadro de texto 63" draw:style-name="gr10" draw:text-style-name="P51" svg:width="1.0724in" svg:height="0.1878in" svg:x="5.0362in" svg:y="0.0965in"><text:p><text:span text:style-name="T31">Setup FF destino:</text:span></text:p><draw:enhanced-geometry svg:viewBox="0 0 21600 21600" draw:type="mso-spt202" draw:enhanced-path="M 0 0 L 21600 0 21600 21600 0 21600 0 0 Z N"/></draw:custom-shape><draw:custom-shape draw:name="Cuadro de texto 64" draw:style-name="gr11" draw:text-style-name="P51" svg:width="0.535in" svg:height="0.2669in" svg:x="5.7193in" svg:y="0.0937in"><text:p>-0.031</text:p><draw:enhanced-geometry svg:viewBox="0 0 21600 21600" draw:type="mso-spt202" draw:enhanced-path="M 0 0 L 21600 0 21600 21600 0 21600 0 0 Z N"/></draw:custom-shape><draw:path draw:name="Forma libre: forma 66" draw:style-name="gr20" draw:text-style-name="P55" svg:width="0.2394in" svg:height="0.2079in" draw:transform="rotate (-3.14159265358979) translate (4.85416666666667in 0.457185039370082in)" svg:viewBox="0 0 609 529" svg:d="M609 529c-22-84-44-168-106-238-62-71-181-137-265-185-84-49-161-77-238-106"><text:p/></draw:path><draw:custom-shape draw:name="Cuadro de texto 67" draw:style-name="gr10" draw:text-style-name="P51" svg:width="4.0189in" svg:height="0.2043in" svg:x="0.0654in" svg:y="7.3764in"><text:p>Arrival Time = <text:span text:style-name="T32">tCES</text:span> + Source Clock Path delay + Data Path delay: </text:p><draw:enhanced-geometry svg:viewBox="0 0 21600 21600" draw:type="mso-spt202" draw:enhanced-path="M 0 0 L 21600 0 21600 21600 0 21600 0 0 Z N"/></draw:custom-shape><draw:custom-shape draw:name="Cuadro de texto 68" draw:style-name="gr11" draw:text-style-name="P51" svg:width="0.5657in" svg:height="0.2669in" svg:x="5.3575in" svg:y="7.3362in"><text:p>16.837</text:p><draw:enhanced-geometry svg:viewBox="0 0 21600 21600" draw:type="mso-spt202" draw:enhanced-path="M 0 0 L 21600 0 21600 21600 0 21600 0 0 Z N"/></draw:custom-shape><draw:custom-shape draw:name="Cuadro de texto 69" draw:style-name="gr10" draw:text-style-name="P51" svg:width="5.0248in" svg:height="0.3913in" svg:x="0.2681in" svg:y="7.8335in"><text:p>Required Time = <text:span text:style-name="T32">tCED</text:span> + Destination Clock Path delay + Clock Pessimism Removal</text:p><text:p><text:s text:c="30"/>– Clock Uncertainty – Setup FF destino: </text:p><draw:enhanced-geometry svg:viewBox="0 0 21600 21600" draw:type="mso-spt202" draw:enhanced-path="M 0 0 L 21600 0 21600 21600 0 21600 0 0 Z N"/></draw:custom-shape><draw:line draw:name="Conector recto 70" draw:style-name="gr21" draw:text-style-name="P53" svg:x1="0.5929in" svg:y1="4.5811in" svg:x2="0.5929in" svg:y2="5.9185in"><text:p/></draw:line><draw:line draw:name="Conector recto 71" draw:style-name="gr16" draw:text-style-name="P53" svg:x1="0.2339in" svg:y1="6.4984in" svg:x2="0.5839in" svg:y2="6.4984in"><text:p/></draw:line><draw:line draw:name="Conector recto 72" draw:style-name="gr16" draw:text-style-name="P53" svg:x1="0.5937in" svg:y1="6.4984in" svg:x2="0.5937in" svg:y2="6.1484in"><text:p/></draw:line><draw:line draw:name="Conector recto 73" draw:style-name="gr16" draw:text-style-name="P53" svg:x1="0.602in" svg:y1="6.1339in" svg:x2="0.952in" svg:y2="6.1339in"><text:p/></draw:line><draw:custom-shape draw:name="Cuadro de texto 74" draw:style-name="gr10" draw:text-style-name="P51" svg:width="0.976in" svg:height="0.3748in" svg:x="4.6492in" svg:y="5.7346in"><text:p><text:span text:style-name="T33">Clock skew:</text:span></text:p><text:p><text:span text:style-name="T33">(DCD-SCD+CPR)</text:span></text:p><draw:enhanced-geometry svg:viewBox="0 0 21600 21600" draw:type="mso-spt202" draw:enhanced-path="M 0 0 L 21600 0 21600 21600 0 21600 0 0 Z N"/></draw:custom-shape><draw:custom-shape draw:name="Cuadro de texto 75" draw:style-name="gr11" draw:text-style-name="P51" svg:width="0.4886in" svg:height="0.2669in" svg:x="5.6909in" svg:y="5.7925in"><text:p>0.014</text:p><draw:enhanced-geometry svg:viewBox="0 0 21600 21600" draw:type="mso-spt202" draw:enhanced-path="M 0 0 L 21600 0 21600 21600 0 21600 0 0 Z N"/></draw:custom-shape><draw:custom-shape draw:name="Cuadro de texto 76" draw:style-name="gr10" draw:text-style-name="P51" svg:width="3.7039in" svg:height="0.1878in" svg:x="0.711in" svg:y="6.6299in"><text:p>Clock Edge que hace que el FF origen cambie el dato, en t = </text:p><draw:enhanced-geometry svg:viewBox="0 0 21600 21600" draw:type="mso-spt202" draw:enhanced-path="M 0 0 L 21600 0 21600 21600 0 21600 0 0 Z N"/></draw:custom-shape><draw:custom-shape draw:name="Cuadro de texto 77" draw:style-name="gr10" draw:text-style-name="P51" svg:width="3.7969in" svg:height="0.1878in" svg:x="0.6457in" svg:y="6.8945in"><text:p>Clock Edge que hace que el FF destino capture el dato, en t = </text:p><draw:enhanced-geometry svg:viewBox="0 0 21600 21600" draw:type="mso-spt202" draw:enhanced-path="M 0 0 L 21600 0 21600 21600 0 21600 0 0 Z N"/></draw:custom-shape><draw:custom-shape draw:name="Cuadro de texto 78" draw:style-name="gr11" draw:text-style-name="P51" svg:width="0.2177in" svg:height="0.2669in" svg:x="4.55in" svg:y="6.572in"><text:p>0</text:p><draw:enhanced-geometry svg:viewBox="0 0 21600 21600" draw:type="mso-spt202" draw:enhanced-path="M 0 0 L 21600 0 21600 21600 0 21600 0 0 Z N"/></draw:custom-shape><draw:custom-shape draw:name="Cuadro de texto 79" draw:style-name="gr11" draw:text-style-name="P51" svg:width="0.2949in" svg:height="0.2669in" svg:x="4.5098in" svg:y="6.8555in"><text:p>20</text:p><draw:enhanced-geometry svg:viewBox="0 0 21600 21600" draw:type="mso-spt202" draw:enhanced-path="M 0 0 L 21600 0 21600 21600 0 21600 0 0 Z N"/></draw:custom-shape><draw:line draw:name="Conector recto 80" draw:style-name="gr22" draw:text-style-name="P53" svg:x1="0.7008in" svg:y1="6.3693in" svg:x2="1.0091in" svg:y2="6.5827in"><text:p/></draw:line><draw:custom-shape draw:name="Cuadro de texto 81" draw:style-name="gr10" draw:text-style-name="P51" svg:width="0.4059in" svg:height="0.2043in" svg:x="5.1563in" svg:y="6.5882in"><text:p><text:span text:style-name="T32">(tCES)</text:span></text:p><draw:enhanced-geometry svg:viewBox="0 0 21600 21600" draw:type="mso-spt202" draw:enhanced-path="M 0 0 L 21600 0 21600 21600 0 21600 0 0 Z N"/></draw:custom-shape><draw:custom-shape draw:name="Cuadro de texto 82" draw:style-name="gr10" draw:text-style-name="P51" svg:width="0.4315in" svg:height="0.2043in" svg:x="5.172in" svg:y="6.8909in"><text:p><text:span text:style-name="T32">(tCED)</text:span></text:p><draw:enhanced-geometry svg:viewBox="0 0 21600 21600" draw:type="mso-spt202" draw:enhanced-path="M 0 0 L 21600 0 21600 21600 0 21600 0 0 Z N"/></draw:custom-shape><draw:custom-shape draw:name="Cuadro de texto 83" draw:style-name="gr10" draw:text-style-name="P51" svg:width="2.237in" svg:height="0.5614in" svg:x="4.9756in" svg:y="0.4457in"><text:p><text:span text:style-name="T31">(Ojo: en slice FFs</text:span></text:p><text:p><text:span text:style-name="T31">de FPGAs 7-series es valor negativo)</text:span></text:p><text:p><text:span text:style-name="T31"/></text:p><draw:enhanced-geometry svg:viewBox="0 0 21600 21600" draw:type="mso-spt202" draw:enhanced-path="M 0 0 L 21600 0 21600 21600 0 21600 0 0 Z N"/></draw:custom-shape><draw:custom-shape draw:name="Cuadro de texto 84" draw:style-name="gr11" draw:text-style-name="P51" svg:width="0.5657in" svg:height="0.2669in" svg:x="5.339in" svg:y="7.8929in"><text:p>25.038</text:p><draw:enhanced-geometry svg:viewBox="0 0 21600 21600" draw:type="mso-spt202" draw:enhanced-path="M 0 0 L 21600 0 21600 21600 0 21600 0 0 Z N"/></draw:custom-shape><draw:custom-shape draw:name="Cuadro de texto 85" draw:style-name="gr10" draw:text-style-name="P51" svg:width="2.3012in" svg:height="0.1878in" svg:x="3.0902in" svg:y="8.5917in"><text:p>Slack = Required Time – Arrival Time:</text:p><draw:enhanced-geometry svg:viewBox="0 0 21600 21600" draw:type="mso-spt202" draw:enhanced-path="M 0 0 L 21600 0 21600 21600 0 21600 0 0 Z N"/></draw:custom-shape><draw:custom-shape draw:name="Cuadro de texto 86" draw:style-name="gr11" draw:text-style-name="P51" svg:width="0.4886in" svg:height="0.2669in" svg:x="5.3673in" svg:y="8.5445in"><text:p>8.201</text:p><draw:enhanced-geometry svg:viewBox="0 0 21600 21600" draw:type="mso-spt202" draw:enhanced-path="M 0 0 L 21600 0 21600 21600 0 21600 0 0 Z N"/></draw:custom-shape><draw:line draw:name="Conector recto 87" draw:style-name="gr23" draw:text-style-name="P53" svg:x1="5.1409in" svg:y1="8.3547in" svg:x2="6.1228in" svg:y2="8.3547in"><text:p/></draw:line><draw:custom-shape draw:name="Cuadro de texto 7" draw:style-name="gr10" draw:text-style-name="P55" svg:width="0.0831in" svg:height="0.1878in" svg:x="2.1047in" svg:y="0.9807in"><text:p text:style-name="P57"><text:span text:style-name="T34">C</text:span></text:p><draw:enhanced-geometry svg:viewBox="0 0 21600 21600" draw:type="mso-spt202" draw:enhanced-path="M 0 0 L 21600 0 21600 21600 0 21600 0 0 Z N"/></draw:custom-shape><draw:custom-shape draw:name="Cuadro de texto 7" draw:style-name="gr10" draw:text-style-name="P55" svg:width="0.0831in" svg:height="0.1878in" svg:x="5.0457in" svg:y="1.0272in"><text:p text:style-name="P57"><text:span text:style-name="T34">C</text:span></text:p><draw:enhanced-geometry svg:viewBox="0 0 21600 21600" draw:type="mso-spt202" draw:enhanced-path="M 0 0 L 21600 0 21600 21600 0 21600 0 0 Z N"/></draw:custom-shape></draw:g></text:p>
      <text:p text:style-name="P2"><text:soft-page-break/>Ejercicio 2:</text:p>
      <text:p text:style-name="P5">Entradas:</text:p>
      <text:p text:style-name="P34">¿Se cumple la constraint impuesta? <text:s/><text:span text:style-name="T2"><text:s text:c="5"/></text:span><text:span text:style-name="T5">Sí</text:span></text:p>
      <text:p text:style-name="P34">¿Cuál es el <text:span text:style-name="T15">slack</text:span> para esta constraint? <text:s/><text:span text:style-name="T2"><text:s/></text:span><text:span text:style-name="T6">13.731 ns</text:span></text:p>
      <text:p text:style-name="P35"/>
      <text:p text:style-name="P5">Salidas:</text:p>
      <text:p text:style-name="P34">¿Se cumple la constraint impuesta? <text:s/><text:span text:style-name="T2"><text:s text:c="5"/></text:span><text:span text:style-name="T5">Sí</text:span></text:p>
      <text:p text:style-name="P34">¿Cuál es el <text:span text:style-name="T15">slack</text:span> para esta constraint? <text:s/><text:span text:style-name="T2"><text:s/></text:span><text:span text:style-name="T6">7.272 </text:span><text:span text:style-name="T11">ns</text:span></text:p>
      <text:p text:style-name="Standard"/>
      <text:p text:style-name="P2">Ejercicio 3:</text:p>
      <text:p text:style-name="Standard"><text:span text:style-name="T17">Iteración 1</text:span><text:span text:style-name="T1">: cambio de la restricción de periodo de reloj a 12 ns:</text:span></text:p>
      <text:p text:style-name="Standard">¿Se logran cumplir todos los requerimientos impuestos? <text:span text:style-name="T2"><text:s text:c="12"/></text:span><text:span text:style-name="T7">Sí</text:span></text:p>
      <text:p text:style-name="Standard">En caso contrario, decir qué constraint tiene el peor slack: <text:span text:style-name="T2"><text:s text:c="9"/></text:span></text:p>
      <text:p text:style-name="Standard"/>
      <text:p text:style-name="Standard"><text:span text:style-name="T17">Iteración 2</text:span><text:span text:style-name="T1">: cambio de la restricción de periodo de reloj a 8 ns:</text:span></text:p>
      <text:p text:style-name="Standard">¿Se logran cumplir todos los requerimientos impuestos? <text:span text:style-name="T2"><text:s text:c="12"/></text:span><text:span text:style-name="T8">No</text:span></text:p>
      <text:p text:style-name="Standard">En caso contrario, decir qué constraint tiene el peor slack: <text:span text:style-name="T2"><text:s text:c="9"/></text:span><text:span text:style-name="T10">La</text:span><text:span text:style-name="T9"> de salidas</text:span></text:p>
      <text:p text:style-name="Standard">Comparar los resultados con los de la Iteración 1: <text:span text:style-name="T2"><text:s/></text:span></text:p>
      <text:p text:style-name="P3">En comparación con la iteración 1, descata mucho la diferencia de LUTs utilizadas, siendo 98 en la it<text:span text:style-name="T22">eración </text:span>1 y 141 en la it<text:span text:style-name="T22">eración </text:span>2.</text:p>
      <text:p text:style-name="P1"/>
      <text:p text:style-name="P1"/>
      <text:p text:style-name="P1"/>
      <text:p text:style-name="Standard"><text:span text:style-name="T17">Iteración 3</text:span><text:span text:style-name="T1">: Utilización de la constraint </text:span><text:span text:style-name="T16">set_property IOB TRUE [all_outputs]:</text:span></text:p>
      <text:p text:style-name="Standard">¿Se logran cumplir todos los requerimientos impuestos? <text:span text:style-name="T2"><text:s text:c="12"/></text:span><text:span text:style-name="T10">No</text:span></text:p>
      <text:p text:style-name="Standard">En caso contrario, decir qué constraint tiene el peor slack: <text:span text:style-name="T2"><text:s text:c="9"/></text:span><text:span text:style-name="T10">La de salidas</text:span></text:p>
      <text:p text:style-name="P7">Comparar los resultados con los de la Iteración 2: <text:span text:style-name="T2"><text:s/></text:span></text:p>
      <text:p text:style-name="P4"><text:span text:style-name="T23">Respecto al tamaño, se</text:span> reduce el número de slices utilizadas <text:span text:style-name="T23">puesto que dejamos de usar FFs de slices y pasamos a utilizar los FFs de los bloques OLOGIC. Respecto a las diferencias del camino crítico, puesto que utilizamos estos otros FFs, estamos “alargando” el data path, convirtiendo éste en el camino crítico puesto que ahora los datos recorren más pista.</text:span></text:p>
      <text:p text:style-name="P1"/>
      <text:p text:style-name="P1"/>
      <text:p text:style-name="Standard"/>
      <text:p text:style-name="Standard"><text:soft-page-break/></text:p>
      <text:p text:style-name="Standard"/>
      <text:p text:style-name="Standard"/>
      <text:p text:style-name="P2">Ejercicio 4:</text:p>
      <text:list xml:id="list1236910787" text:style-name="WWNum1">
        <text:list-item>
          <text:p text:style-name="P48">Pipeline con una etapa de registros</text:p>
        </text:list-item>
      </text:list>
      <text:p text:style-name="List_20_Paragraph"/>
      <text:p text:style-name="List_20_Paragraph">¿Qué impacto tiene la técnica en área? <text:span text:style-name="T2"><text:s text:c="2"/></text:span></text:p>
      <text:p text:style-name="P39">Aumenta considerablemente el número de FFs.</text:p>
      <text:p text:style-name="P38"/>
      <text:p text:style-name="List_20_Paragraph">¿Y en timing? <text:span text:style-name="T2"><text:s text:c="2"/></text:span></text:p>
      <text:p text:style-name="P40">Los requisitos de timing se cumplen. <text:span text:style-name="T24">Aplicando la técnica podemos reducir el periodo del ciclo de reloj y calcular más checksums por segundo que sin aplicar la técnica. Hemos comprobado que con 6 ns de ciclo de reloj los requisitos se cumplen y con 5 ns no.</text:span></text:p>
      <text:p text:style-name="P41"/>
      <text:p text:style-name="P43">Calcularemos la mejora con respecto al diseño sin pipeline que funcionaba a 12 ns.</text:p>
      <text:p text:style-name="P43">12 ns / 6 ns = 2, esto significa que nuestro sistema es el doble de bueno, o que rinde el doble que el sistema sin pipeline a 12 ns.</text:p>
      <text:p text:style-name="P43">De tal forma que conseguimos una aceleración del 100 %.</text:p>
      <text:p text:style-name="P38"/>
      <text:list xml:id="list2113898617790" text:continue-numbering="true" text:style-name="WWNum1">
        <text:list-item>
          <text:p text:style-name="P48">Pipeline con dos o tres etapas de registros (“OPCIONAL”).</text:p>
        </text:list-item>
      </text:list>
      <text:p text:style-name="List_20_Paragraph"/>
      <text:p text:style-name="List_20_Paragraph">Número de líneas adicionales de registros añadidas: <text:s/><text:span text:style-name="T2"><text:s/></text:span><text:span text:style-name="T12">dos sin contar la línea de registros del apartado anterior. Es decir, creando un pipeline con tres etapas.</text:span></text:p>
      <text:p text:style-name="P50"/>
      <text:p text:style-name="List_20_Paragraph">Analizar área y velocidad y comentar el resultado:<text:span text:style-name="T2"> <text:s text:c="2"/></text:span></text:p>
      <text:p text:style-name="P42">El área aumenta mucho, concretamente el número de FFs. <text:span text:style-name="T25">Al igual que en el apartado A podemos reducir más el periodo del ciclo de reloj. Hemos comprobado que con 4 ns de ciclo de reloj los requisitos se cumplen, y con 3 ns no.</text:span></text:p>
      <text:p text:style-name="P38"/>
      <text:p text:style-name="P43">Repetimos el cálculo de mejora:</text:p>
      <text:p text:style-name="P43">12 ns / 4 ns = 3</text:p>
      <text:p text:style-name="P43">Logramos una aceleración del 200 %. 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091in" fo:margin-left="0.9846in" fo:margin-right="0.709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.barbero@uam.es</meta:initial-creator>
    <meta:editing-cycles>70</meta:editing-cycles>
    <meta:creation-date>2019-11-16T20:36:00</meta:creation-date>
    <dc:date>2019-11-28T00:21:12.876817809</dc:date>
    <meta:editing-duration>PT19H29M44S</meta:editing-duration>
    <meta:generator>LibreOffice/6.0.7.3$Linux_X86_64 LibreOffice_project/00m0$Build-3</meta:generator>
    <meta:document-statistic meta:table-count="2" meta:image-count="0" meta:object-count="0" meta:page-count="4" meta:paragraph-count="146" meta:word-count="749" meta:character-count="4207" meta:non-whitespace-character-count="34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